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CommandImpl.execute( String s , PrintStream out , PrintStream er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tart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CommandImpl.Start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